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edd2" officeooo:paragraph-rsid="0002edd2"/>
    </style:style>
    <style:style style:name="P2" style:family="paragraph" style:parent-style-name="Standard">
      <style:text-properties fo:color="#ea7500" loext:opacity="100%"/>
    </style:style>
    <style:style style:name="P3" style:family="paragraph" style:parent-style-name="Standard">
      <style:text-properties officeooo:rsid="0002edd2" officeooo:paragraph-rsid="0002edd2"/>
    </style:style>
    <style:style style:name="P4" style:family="paragraph" style:parent-style-name="Standard">
      <style:paragraph-properties fo:text-align="justify" style:justify-single-word="false"/>
      <style:text-properties officeooo:paragraph-rsid="0009fa3a"/>
    </style:style>
    <style:style style:name="T1" style:family="text">
      <style:text-properties fo:color="#3465a4" loext:opacity="100%"/>
    </style:style>
    <style:style style:name="T2" style:family="text">
      <style:text-properties fo:color="#3465a4" loext:opacity="100%" officeooo:rsid="0002f299"/>
    </style:style>
    <style:style style:name="T3" style:family="text">
      <style:text-properties fo:color="#ff4000" loext:opacity="100%"/>
    </style:style>
    <style:style style:name="T4" style:family="text">
      <style:text-properties officeooo:rsid="0002f299"/>
    </style:style>
    <style:style style:name="T5" style:family="text">
      <style:text-properties fo:color="#2a6099" loext:opacity="100%"/>
    </style:style>
    <style:style style:name="T6" style:family="text">
      <style:text-properties fo:color="#2a6099" loext:opacity="100%" officeooo:rsid="0002f299"/>
    </style:style>
    <style:style style:name="T7" style:family="text">
      <style:text-properties fo:color="#2a6099" loext:opacity="100%" officeooo:rsid="0004704d"/>
    </style:style>
    <style:style style:name="T8" style:family="text">
      <style:text-properties fo:color="#472702" loext:opacity="100%"/>
    </style:style>
    <style:style style:name="T9" style:family="text">
      <style:text-properties fo:color="#472702" loext:opacity="100%" officeooo:rsid="0002f299"/>
    </style:style>
    <style:style style:name="T10" style:family="text">
      <style:text-properties fo:color="#f10d0c" loext:opacity="100%"/>
    </style:style>
    <style:style style:name="T11" style:family="text">
      <style:text-properties fo:color="#f10d0c" loext:opacity="100%" officeooo:rsid="0002f299"/>
    </style:style>
    <style:style style:name="T12" style:family="text">
      <style:text-properties fo:color="#650953" loext:opacity="100%"/>
    </style:style>
    <style:style style:name="T13" style:family="text">
      <style:text-properties fo:color="#650953" loext:opacity="100%" officeooo:rsid="0002f299"/>
    </style:style>
    <style:style style:name="T14" style:family="text">
      <style:text-properties fo:color="#650953" loext:opacity="100%" officeooo:rsid="00056f5c"/>
    </style:style>
    <style:style style:name="T15" style:family="text">
      <style:text-properties fo:color="#650953" loext:opacity="100%" officeooo:rsid="0004704d"/>
    </style:style>
    <style:style style:name="T16" style:family="text">
      <style:text-properties fo:color="#650953" loext:opacity="100%" officeooo:rsid="0002edd2"/>
    </style:style>
    <style:style style:name="T17" style:family="text">
      <style:text-properties fo:color="#ea7500" loext:opacity="100%"/>
    </style:style>
    <style:style style:name="T18" style:family="text">
      <style:text-properties fo:color="#ea7500" loext:opacity="100%" officeooo:rsid="0002f299"/>
    </style:style>
    <style:style style:name="T19" style:family="text">
      <style:text-properties fo:color="#ea7500" loext:opacity="100%" officeooo:rsid="0003ff77"/>
    </style:style>
    <style:style style:name="T20" style:family="text">
      <style:text-properties fo:color="#ea7500" loext:opacity="100%" officeooo:rsid="0004704d"/>
    </style:style>
    <style:style style:name="T21" style:family="text">
      <style:text-properties fo:color="#ea7500" loext:opacity="100%" officeooo:rsid="0009fa3a"/>
    </style:style>
    <style:style style:name="T22" style:family="text">
      <style:text-properties fo:color="#ea7500" loext:opacity="100%" officeooo:rsid="0002edd2"/>
    </style:style>
    <style:style style:name="T23" style:family="text">
      <style:text-properties officeooo:rsid="0009fa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8">The field of materials science is experiencing an exponential growth in the volume of research. However, these quantity of information presents a significant challenge for researchers, making it increasingly difficult to stay updated with the latest developments. </text:span><text:span text:style-name="T6">Furthermore</text:span><text:span text:style-name="T5">, there is a notable gap in the availability of tools that can automate the generation of comprehensive literature revie</text:span><text:span text:style-name="T7">w</text:span><text:span text:style-name="T5">s, which are essential for synthesizing and understanding emerging trends.</text:span><text:span text:style-name="T1"> </text:span><text:span text:style-name="T10">To address this challenge, this master thesis' objective is to develop an open-source software solution that uses large language models to automatically generate literature reviews </text:span><text:span text:style-name="T11">focused</text:span><text:span text:style-name="T10"> </text:span><text:span text:style-name="T11">on</text:span><text:span text:style-name="T10"> users' studies in materials science. </text:span><text:span text:style-name="T16">The software allows researchers to input their collection of studies and subsequently turns them into embeddings to be used by retrieval augmented generation, which will model a prompt for a LLM request thus generating a cohesive and detailed review article based on the provided literature.</text:span><text:span text:style-name="T15"> </text:span><text:span text:style-name="T22">This solution </text:span><text:span text:style-name="T21">will enable</text:span><text:span text:style-name="T22"> material scientists to quickly summarize the key ideas from multiple studies, enhancing both productivity and insight in the scientific process while </text:span><text:span text:style-name="T21">allowing</text:span><text:span text:style-name="T22"> the track of new advancement</text:span><text:span text:style-name="T21">s.</text:span></text:p>
      <text:p text:style-name="P2"/>
      <text:p text:style-name="P1"><text:span text:style-name="T9">Marrom</text:span> – <text:span text:style-name="T4">Contextualização</text:span></text:p>
      <text:p text:style-name="P1"><text:span text:style-name="T2">Azul</text:span> – Gap</text:p>
      <text:p text:style-name="P1"><text:span text:style-name="T11">Vermelho</text:span> – Proposta</text:p>
      <text:p text:style-name="P1"><text:span text:style-name="T13">Roxo</text:span><text:span text:style-name="T3"> </text:span>– <text:span text:style-name="T4">Metodologia</text:span></text:p>
      <text:p text:style-name="P1"><text:span text:style-name="T18">Laranja</text:span> – <text:span text:style-name="T4">Conclusões/Utilidade do projet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7:26:46.342976339</meta:creation-date>
    <dc:date>2024-09-28T18:34:35.694161168</dc:date>
    <meta:editing-duration>PT20M36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6" meta:word-count="186" meta:character-count="1320" meta:non-whitespace-character-count="1135"/>
  </office:meta>
</office:document-meta>
</file>